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1cm" table:align="left" style:writing-mode="lr-tb"/>
    </style:style>
    <style:style style:name="Tabella1.A" style:family="table-column">
      <style:table-column-properties style:column-width="4.24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none" style:writing-mode="lr-tb"/>
    </style:style>
    <style:style style:name="Tabella1.B1" style:family="table-cell">
      <style:table-cell-properties style:vertical-align="top" fo:padding="0.097cm" fo:border-left="none" fo:border-right="none" fo:border-top="0.1pt solid #000000" fo:border-bottom="none" style:writing-mode="lr-tb"/>
    </style:style>
    <style:style style:name="Tabella1.D1" style:family="table-cell">
      <style:table-cell-properties style:vertical-align="top" fo:padding="0.097cm" fo:border-left="none" fo:border-right="0.1pt solid #000000" fo:border-top="0.1pt solid #000000" fo:border-bottom="none" style:writing-mode="lr-tb"/>
    </style:style>
    <style:style style:name="Tabella1.A2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ella1.B2" style:family="table-cell">
      <style:table-cell-properties style:vertical-align="top" fo:padding="0.097cm" fo:border="none" style:writing-mode="lr-tb"/>
    </style:style>
    <style:style style:name="Tabella1.D2" style:family="table-cell">
      <style:table-cell-properties style:vertical-align="top" fo:padding="0.097cm" fo:border-left="none" fo:border-right="0.1pt solid #000000" fo:border-top="none" fo:border-bottom="none" style:writing-mode="lr-tb"/>
    </style:style>
    <style:style style:name="Tabel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1.B6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ella1.D6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Tabella2" style:family="table">
      <style:table-properties style:width="17.011cm" table:align="left" style:writing-mode="lr-tb"/>
    </style:style>
    <style:style style:name="Tabella2.A" style:family="table-column">
      <style:table-column-properties style:column-width="3.399cm"/>
    </style:style>
    <style:style style:name="Tabella2.B" style:family="table-column">
      <style:table-column-properties style:column-width="3.401cm"/>
    </style:style>
    <style:style style:name="Tabella2.E" style:family="table-column">
      <style:table-column-properties style:column-width="3.41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2.E1" style:family="table-cell">
      <style:table-cell-properties style:vertical-align="top" fo:padding="0.097cm" fo:border="0.1pt solid #000000" style:writing-mode="lr-tb"/>
    </style:style>
    <style:style style:name="Tabel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2.3" style:family="table-row">
      <style:table-row-properties style:min-row-height="2.348cm" fo:keep-together="auto"/>
    </style:style>
    <style:style style:name="Tabella2.4" style:family="table-row">
      <style:table-row-properties style:min-row-height="3.609cm" fo:keep-together="auto"/>
    </style:style>
    <style:style style:name="P1" style:family="paragraph" style:parent-style-name="Text_20_body">
      <style:paragraph-properties fo:margin-top="0cm" fo:margin-bottom="0.247cm" style:contextual-spacing="false" fo:line-height="120%"/>
    </style:style>
    <style:style style:name="P2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weight="bold" officeooo:rsid="0018e080" officeooo:paragraph-rsid="0018e080" style:font-weight-asian="bold" style:font-name-complex="Arial" style:font-weight-complex="bold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e080" officeooo:paragraph-rsid="0018e080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normal" officeooo:rsid="0018e080" officeooo:paragraph-rsid="0018e080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Table_20_Contents">
      <style:text-properties style:font-name="Arial" fo:font-size="10pt" officeooo:rsid="0018e080" style:font-size-asian="10pt" style:font-name-complex="Arial" style:font-size-complex="10pt"/>
    </style:style>
    <style:style style:name="P13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14" style:family="paragraph" style:parent-style-name="Table_20_Contents">
      <style:text-properties style:font-name="Arial" fo:font-size="10pt" officeooo:paragraph-rsid="0018e080" style:font-size-asian="10pt" style:font-name-complex="Arial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officeooo:paragraph-rsid="0018e080" style:font-size-asian="10pt" style:font-name-complex="Arial" style:font-size-complex="10pt"/>
    </style:style>
    <style:style style:name="P16" style:family="paragraph" style:parent-style-name="Table_20_Contents"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19ef8f" officeooo:paragraph-rsid="0019ef8f" style:font-size-asian="10pt" style:font-name-complex="Arial" style:font-size-complex="10pt"/>
    </style:style>
    <style:style style:name="P18" style:family="paragraph" style:parent-style-name="Preformatted_20_Text"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20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21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Table_20_Contents">
      <style:text-properties style:font-name="Arial" fo:font-size="10pt" officeooo:rsid="001aaa23" officeooo:paragraph-rsid="001aaa23" style:font-size-asian="10pt" style:font-name-complex="Arial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officeooo:rsid="001aaa23" officeooo:paragraph-rsid="001aaa23" style:font-size-asian="10pt" style:font-name-complex="Arial" style:font-size-complex="10pt"/>
    </style:style>
    <style:style style:name="P24" style:family="paragraph" style:parent-style-name="Table_20_Contents">
      <style:text-properties style:font-name="Arial" fo:font-size="10pt" officeooo:rsid="001c1007" officeooo:paragraph-rsid="001c1007" style:font-size-asian="10pt" style:font-name-complex="Arial" style:font-size-complex="10pt"/>
    </style:style>
    <style:style style:name="P25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080" style:font-weight-asian="bold" style:font-weight-complex="bold"/>
    </style:style>
    <style:style style:name="T3" style:family="text">
      <style:text-properties officeooo:rsid="0018e080"/>
    </style:style>
    <style:style style:name="T4" style:family="text">
      <style:text-properties officeooo:rsid="0019db36"/>
    </style:style>
    <style:style style:name="T5" style:family="text">
      <style:text-properties officeooo:rsid="001aaa23"/>
    </style:style>
    <style:style style:name="T6" style:family="text">
      <style:text-properties officeooo:rsid="001c1007"/>
    </style:style>
    <style:style style:name="gr1" style:family="graphic">
      <style:graphic-properties draw:stroke="solid" svg:stroke-width="0.04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3">Glossar<text:span text:style-name="T3">io</text:span></text:p>
      <text:p text:style-name="P5"><draw:line text:anchor-type="char" draw:z-index="0" draw:style-name="gr1" draw:text-style-name="P25" svg:x1="-0.132cm" svg:y1="0.183cm" svg:x2="17.041cm" svg:y2="0.183cm"><text:p/></draw:line></text:p>
      <text:p text:style-name="P2"/>
      <text:p text:style-name="P4">Cronologia Revisione</text:p>
      <text:p text:style-name="P2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6">Version<text:span text:style-name="T3">e</text:span></text:p>
          </table:table-cell>
          <table:table-cell table:style-name="Tabella1.B1" office:value-type="string">
            <text:p text:style-name="P6">Dat<text:span text:style-name="T3">a</text:span></text:p>
          </table:table-cell>
          <table:table-cell table:style-name="Tabella1.B1" office:value-type="string">
            <text:p text:style-name="P6">Descri<text:span text:style-name="T3">zione</text:span></text:p>
          </table:table-cell>
          <table:table-cell table:style-name="Tabella1.D1" office:value-type="string">
            <text:p text:style-name="P6">Aut<text:span text:style-name="T3">ore</text:span></text:p>
          </table:table-cell>
        </table:table-row>
        <table:table-row table:style-name="Tabella1.1">
          <table:table-cell table:style-name="Tabella1.A2" office:value-type="string">
            <text:p text:style-name="P8">Idea<text:span text:style-name="T3">zione progetto</text:span></text:p>
          </table:table-cell>
          <table:table-cell table:style-name="Tabella1.B2" office:value-type="string">
            <text:p text:style-name="P8">2<text:span text:style-name="T3">3</text:span>-<text:span text:style-name="T3">03</text:span>-<text:span text:style-name="T3">2016</text:span></text:p>
          </table:table-cell>
          <table:table-cell table:style-name="Tabella1.B2" office:value-type="string">
            <text:p text:style-name="P18"><text:bookmark text:name="tw-target-text"/>Prima bozza, raffinat<text:span text:style-name="T3">a in seguito,</text:span> soprattutto durante l'elaborazione.</text:p>
            <text:p text:style-name="P8"/>
          </table:table-cell>
          <table:table-cell table:style-name="Tabella1.D2" office:value-type="string">
            <text:p text:style-name="P13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8">Revision<text:span text:style-name="T3">e</text:span></text:p>
          </table:table-cell>
          <table:table-cell table:style-name="Tabella1.B2" office:value-type="string">
            <text:p text:style-name="P8"><text:span text:style-name="T3">18</text:span>-<text:span text:style-name="T3">05</text:span>-201<text:span text:style-name="T3">6</text:span></text:p>
          </table:table-cell>
          <table:table-cell table:style-name="Tabella1.B2" office:value-type="string">
            <text:p text:style-name="P10">Aggiornamento</text:p>
          </table:table-cell>
          <table:table-cell table:style-name="Tabella1.D2" office:value-type="string">
            <text:p text:style-name="P13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B2" office:value-type="string">
            <text:p text:style-name="P9"/>
          </table:table-cell>
          <table:table-cell table:style-name="Tabella1.D2" office:value-type="string">
            <text:p text:style-name="P11"/>
          </table:table-cell>
        </table:table-row>
        <table:table-row table:style-name="Tabella1.1">
          <table:table-cell table:style-name="Tabella1.A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B6" office:value-type="string">
            <text:p text:style-name="P9"/>
          </table:table-cell>
          <table:table-cell table:style-name="Tabella1.D6" office:value-type="string">
            <text:p text:style-name="P11"/>
          </table:table-cell>
        </table:table-row>
      </table:table>
      <text:p text:style-name="P5"/>
      <text:p text:style-name="P5"><text:span text:style-name="T1">Defini</text:span><text:span text:style-name="T2">zioni</text:span></text:p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/>
        <table:table-column table:style-name="Tabella2.E"/>
        <table:table-row table:style-name="Tabella2.1">
          <table:table-cell table:style-name="Tabella2.A1" office:value-type="string">
            <text:p text:style-name="P7">Termine</text:p>
          </table:table-cell>
          <table:table-cell table:style-name="Tabella2.A1" office:value-type="string">
            <text:p text:style-name="P7">Definizione e informazioni</text:p>
          </table:table-cell>
          <table:table-cell table:style-name="Tabella2.A1" office:value-type="string">
            <text:p text:style-name="P7">Formato</text:p>
          </table:table-cell>
          <table:table-cell table:style-name="Tabella2.A1" office:value-type="string">
            <text:p text:style-name="P7">Regole di Validazione</text:p>
          </table:table-cell>
          <table:table-cell table:style-name="Tabella2.E1" office:value-type="string">
            <text:p text:style-name="P7">Sinonimi</text:p>
          </table:table-cell>
        </table:table-row>
        <table:table-row table:style-name="Tabella2.1">
          <table:table-cell table:style-name="Tabella2.A2" office:value-type="string">
            <text:p text:style-name="P13">Proprietario</text:p>
          </table:table-cell>
          <table:table-cell table:style-name="Tabella2.A2" office:value-type="string">
            <text:p text:style-name="P13">Utente possessore di una o più proprietà che possono essere affittate da terze parti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Locatore, Affittuario</text:p>
          </table:table-cell>
        </table:table-row>
        <table:table-row table:style-name="Tabella2.3">
          <table:table-cell table:style-name="Tabella2.A2" office:value-type="string">
            <text:p text:style-name="P13">Viaggiatore</text:p>
          </table:table-cell>
          <table:table-cell table:style-name="Tabella2.A2" office:value-type="string">
            <text:p text:style-name="P13">Utente che a seguito di una prenotazione può occupare un immobile affittat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Inquilino, <text:span text:style-name="T5">Cliente</text:span></text:p>
          </table:table-cell>
        </table:table-row>
        <table:table-row table:style-name="Tabella2.4">
          <table:table-cell table:style-name="Tabella2.A2" office:value-type="string">
            <text:p text:style-name="P13">Amministratore</text:p>
          </table:table-cell>
          <table:table-cell table:style-name="Tabella2.A2" office:value-type="string">
            <text:p text:style-name="P12">Controlla e gestisce gli utenti e le loro informazioni, si occupa delle principali attività di gestione del sistema nel suo complesso</text:p>
          </table:table-cell>
          <table:table-cell table:style-name="Tabella2.A2" office:value-type="string">
            <text:p text:style-name="P11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3">Controllore</text:p>
          </table:table-cell>
        </table:table-row>
        <table:table-row table:style-name="Tabella2.1">
          <table:table-cell table:style-name="Tabella2.A2" office:value-type="string">
            <text:p text:style-name="P13">Locazione</text:p>
          </table:table-cell>
          <table:table-cell table:style-name="Tabella2.A2" office:value-type="string">
            <text:p text:style-name="P13">Entità astratta del sistema che rappresenta una qualsiasi delle specifiche tipologie di immobili presenti </text:p>
          </table:table-cell>
          <table:table-cell table:style-name="Tabella2.A2" office:value-type="string">
            <text:p text:style-name="P13">Racchiude le seguenti tipologie:</text:p>
            <text:p text:style-name="P13">-albergo</text:p>
            <text:p text:style-name="P13">-appartamento</text:p>
            <text:p text:style-name="P13">-bed&amp;breakfast</text:p>
            <text:p text:style-name="P13">-casa vacanza</text:p>
            <text:p text:style-name="P13">-ostello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4"><text:s text:c="8"/></text:p>
            <text:p text:style-name="P15"><text:s/>--<text:span text:style-name="T3">\--</text:span></text:p>
          </table:table-cell>
        </table:table-row>
        <table:table-row table:style-name="Tabella2.1">
          <table:table-cell table:style-name="Tabella2.A2" office:value-type="string">
            <text:p text:style-name="P16">Faq</text:p>
          </table:table-cell>
          <table:table-cell table:style-name="Tabella2.A2" office:value-type="string">
            <text:p text:style-name="P16">Entità del sistema che rappresenta una domanda espressa da un <text:soft-page-break/>utente riguardo il sistema, con annessa risposta</text:p>
          </table:table-cell>
          <table:table-cell table:style-name="Tabella2.A2" office:value-type="string">
            <text:p text:style-name="P16">E' composta da:</text:p>
            <text:p text:style-name="P16">-domanda</text:p>
            <text:p text:style-name="P16">-risposta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7"><text:s/>Domanda</text:p>
          </table:table-cell>
        </table:table-row>
        <table:table-row table:style-name="Tabella2.1">
          <table:table-cell table:style-name="Tabella2.A2" office:value-type="string">
            <text:p text:style-name="P13">Casa Vacanza</text:p>
          </table:table-cell>
          <table:table-cell table:style-name="Tabella2.A2" office:value-type="string">
            <text:p text:style-name="P13">Struttura per turisti alternativa a quelle convenzionali, con gestione <text:span text:style-name="T4">parzialmente </text:span>indipendente per quanto riguarda <text:span text:style-name="T4">i </text:span>servizi <text:span text:style-name="T4">principali</text:span>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15"/>
            <text:p text:style-name="P15">--<text:span text:style-name="T4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2">Prezzo</text:p>
            <text:p text:style-name="P13"/>
          </table:table-cell>
          <table:table-cell table:style-name="Tabella2.A2" office:value-type="string">
            <text:p text:style-name="P22">Inteso come prezzo comprendente il solo pernottamento per una notte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>--\--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2">Prezzo pernottamento</text:p>
            <text:p text:style-name="P13"/>
          </table:table-cell>
          <table:table-cell table:style-name="Tabella2.A2" office:value-type="string">
            <text:p text:style-name="P22">Inteso come totale ottenuto moltiplicando il prezzo per il numero di giorni richiesti 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/>
            <text:p text:style-name="P23"/>
            <text:p text:style-name="P23">--\--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2"/>
            <text:p text:style-name="P22"/>
            <text:p text:style-name="P22"/>
            <text:p text:style-name="P22">Prezzo con servizi</text:p>
            <text:p text:style-name="P13"/>
          </table:table-cell>
          <table:table-cell table:style-name="Tabella2.A2" office:value-type="string">
            <text:p text:style-name="P22">Inteso come totale <text:span text:style-name="T6">ottenuto</text:span> sommando al “prezzo pernottamento” <text:span text:style-name="T6">la quantità risultante moltiplicando il costo giornaliero dei servizi scelti per il numero di giorni richiesti</text:span>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4">Più posti</text:p>
            <text:p text:style-name="P13"/>
          </table:table-cell>
          <table:table-cell table:style-name="Tabella2.A2" office:value-type="string">
            <text:p text:style-name="P24">Riferito, nell'ambito della prenotazione, alle locazioni che possono essere prenotate da più utenti nelle stesse date </text:p>
          </table:table-cell>
          <table:table-cell table:style-name="Tabella2.A2" office:value-type="string">
            <text:p text:style-name="P13"><text:span text:style-name="T6">Include </text:span>le seguenti tipologie:</text:p>
            <text:p text:style-name="P13">-albergo</text:p>
            <text:p text:style-name="P13">-bed&amp;breakfast</text:p>
            <text:p text:style-name="P13">-ostello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/>
            <text:p text:style-name="P23"/>
            <text:p text:style-name="P23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4"/>
            <text:p text:style-name="P24">Singolo posto</text:p>
            <text:p text:style-name="P13"/>
          </table:table-cell>
          <table:table-cell table:style-name="Tabella2.A2" office:value-type="string">
            <text:p text:style-name="P24">Riferito, nell'ambito della prenotazione, alle locazioni che possono essere prenotate da un unico utente per ciascuna data </text:p>
          </table:table-cell>
          <table:table-cell table:style-name="Tabella2.A2" office:value-type="string">
            <text:p text:style-name="P13"><text:span text:style-name="T6">Include </text:span>le seguenti tipologie:</text:p>
            <text:p text:style-name="P13">-a<text:span text:style-name="T6">ppartamento</text:span></text:p>
            <text:p text:style-name="P13">-<text:span text:style-name="T6">casa vacanza</text:span>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/>
            <text:p text:style-name="P23"/>
            <text:p text:style-name="P23">--<text:span text:style-name="T6">\--</text:span></text:p>
          </table:table-cell>
        </table:table-row>
        <table:table-row table:style-name="Tabella2.1">
          <table:table-cell table:style-name="Tabella2.A2" office:value-type="string">
            <text:p text:style-name="P13"/>
            <text:p text:style-name="P24"/>
            <text:p text:style-name="P24">Recensione</text:p>
            <text:p text:style-name="P13"/>
          </table:table-cell>
          <table:table-cell table:style-name="Tabella2.A2" office:value-type="string">
            <text:p text:style-name="P24">Valutazione personale che un viaggiatore può esprimere riguardo una locazione </text:p>
          </table:table-cell>
          <table:table-cell table:style-name="Tabella2.A2" office:value-type="string">
            <text:p text:style-name="P24">Valutazioni possibili da 0 a 5</text:p>
          </table:table-cell>
          <table:table-cell table:style-name="Tabella2.A2" office:value-type="string">
            <text:p text:style-name="P11"/>
          </table:table-cell>
          <table:table-cell table:style-name="Tabella2.E2" office:value-type="string">
            <text:p text:style-name="P23"/>
            <text:p text:style-name="P23"/>
            <text:p text:style-name="P23">--<text:span text:style-name="T6">\--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247cm" style:contextual-spacing="false" fo:line-height="12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left="0cm" fo:margin-right="0cm" fo:margin-bottom="0.8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16:37.328283000</meta:creation-date>
    <dc:date>2017-02-07T11:55:10.985251865</dc:date>
    <meta:editing-cycles>21</meta:editing-cycles>
    <meta:editing-duration>PT1H36M25S</meta:editing-duration>
    <meta:generator>LibreOffice/4.2.8.2$Linux_X86_64 LibreOffice_project/420m0$Build-2</meta:generator>
    <meta:document-statistic meta:table-count="2" meta:image-count="0" meta:object-count="0" meta:page-count="2" meta:paragraph-count="74" meta:word-count="307" meta:character-count="2188" meta:non-whitespace-character-count="1947"/>
  </office:meta>
</office:document-meta>
</file>